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number-columns-repeated="226" table:default-cell-style-name="ce20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2 年 7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104068" calcext:value-type="float">
            <text:p><text:s text:c="3"/>104,068</text:p>
          </table:table-cell>
          <table:table-cell table:style-name="ce36" office:value-type="float" office:value="4164" calcext:value-type="float">
            <text:p><text:s text:c="3"/>4,164</text:p>
          </table:table-cell>
          <table:table-cell table:style-name="ce36" office:value-type="float" office:value="9813" calcext:value-type="float">
            <text:p><text:s text:c="3"/>9,813</text:p>
          </table:table-cell>
          <table:table-cell table:style-name="ce36" office:value-type="float" office:value="7795" calcext:value-type="float">
            <text:p><text:s text:c="3"/>7,795</text:p>
          </table:table-cell>
          <table:table-cell table:style-name="ce36" office:value-type="float" office:value="3800" calcext:value-type="float">
            <text:p><text:s text:c="3"/>3,800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3643" calcext:value-type="float">
            <text:p><text:s text:c="3"/>3,643</text:p>
          </table:table-cell>
          <table:table-cell table:style-name="ce36" office:value-type="float" office:value="11539" calcext:value-type="float">
            <text:p><text:s text:c="3"/>11,539</text:p>
          </table:table-cell>
          <table:table-cell table:style-name="ce36" office:value-type="float" office:value="305" calcext:value-type="float">
            <text:p><text:s text:c="3"/>305</text:p>
          </table:table-cell>
          <table:table-cell table:style-name="ce38" office:value-type="float" office:value="1" calcext:value-type="float">
            <text:p>1</text:p>
          </table:table-cell>
          <table:table-cell table:style-name="ce36" office:value-type="float" office:value="7648" calcext:value-type="float">
            <text:p><text:s text:c="3"/>7,648</text:p>
          </table:table-cell>
          <table:table-cell table:style-name="ce36" office:value-type="float" office:value="50606" calcext:value-type="float">
            <text:p><text:s text:c="3"/>50,606</text:p>
          </table:table-cell>
          <table:table-cell table:style-name="ce36" office:value-type="float" office:value="2396" calcext:value-type="float">
            <text:p><text:s text:c="3"/>2,396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01160" calcext:value-type="float">
            <text:p><text:s text:c="3"/>101,160</text:p>
          </table:table-cell>
          <table:table-cell table:style-name="ce36" office:value-type="float" office:value="3633" calcext:value-type="float">
            <text:p><text:s text:c="3"/>3,633</text:p>
          </table:table-cell>
          <table:table-cell table:style-name="ce36" office:value-type="float" office:value="9686" calcext:value-type="float">
            <text:p><text:s text:c="3"/>9,686</text:p>
          </table:table-cell>
          <table:table-cell table:style-name="ce36" office:value-type="float" office:value="7266" calcext:value-type="float">
            <text:p><text:s text:c="3"/>7,266</text:p>
          </table:table-cell>
          <table:table-cell table:style-name="ce36" office:value-type="float" office:value="4324" calcext:value-type="float">
            <text:p><text:s text:c="3"/>4,324</text:p>
          </table:table-cell>
          <table:table-cell table:style-name="ce36" office:value-type="float" office:value="2333" calcext:value-type="float">
            <text:p><text:s text:c="3"/>2,333</text:p>
          </table:table-cell>
          <table:table-cell table:style-name="ce36" office:value-type="float" office:value="3564" calcext:value-type="float">
            <text:p><text:s text:c="3"/>3,564</text:p>
          </table:table-cell>
          <table:table-cell table:style-name="ce36" office:value-type="float" office:value="11055" calcext:value-type="float">
            <text:p><text:s text:c="3"/>11,055</text:p>
          </table:table-cell>
          <table:table-cell table:style-name="ce36" office:value-type="float" office:value="984" calcext:value-type="float">
            <text:p><text:s text:c="3"/>984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7641" calcext:value-type="float">
            <text:p><text:s text:c="3"/>7,641</text:p>
          </table:table-cell>
          <table:table-cell table:style-name="ce36" office:value-type="float" office:value="50606" calcext:value-type="float">
            <text:p><text:s text:c="3"/>50,60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57" office:value-type="float" office:value="2908" calcext:value-type="float">
            <text:p>2,908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7217" calcext:value-type="float">
            <text:p><text:s text:c="3"/>47,217</text:p>
          </table:table-cell>
          <table:table-cell table:style-name="ce36" office:value-type="float" office:value="1917" calcext:value-type="float">
            <text:p><text:s text:c="3"/>1,917</text:p>
          </table:table-cell>
          <table:table-cell table:style-name="ce36" office:value-type="float" office:value="4672" calcext:value-type="float">
            <text:p><text:s text:c="3"/>4,672</text:p>
          </table:table-cell>
          <table:table-cell table:style-name="ce36" office:value-type="float" office:value="3647" calcext:value-type="float">
            <text:p><text:s text:c="3"/>3,647</text:p>
          </table:table-cell>
          <table:table-cell table:style-name="ce36" office:value-type="float" office:value="1732" calcext:value-type="float">
            <text:p><text:s text:c="3"/>1,732</text:p>
          </table:table-cell>
          <table:table-cell table:style-name="ce36" office:value-type="float" office:value="1041" calcext:value-type="float">
            <text:p><text:s text:c="3"/>1,041</text:p>
          </table:table-cell>
          <table:table-cell table:style-name="ce36" office:value-type="float" office:value="1678" calcext:value-type="float">
            <text:p><text:s text:c="3"/>1,678</text:p>
          </table:table-cell>
          <table:table-cell table:style-name="ce36" office:value-type="float" office:value="5223" calcext:value-type="float">
            <text:p><text:s text:c="3"/>5,223</text:p>
          </table:table-cell>
          <table:table-cell table:style-name="ce36" office:value-type="float" office:value="180" calcext:value-type="float">
            <text:p><text:s text:c="3"/>180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541" calcext:value-type="float">
            <text:p><text:s text:c="3"/>3,541</text:p>
          </table:table-cell>
          <table:table-cell table:style-name="ce36" office:value-type="float" office:value="22956" calcext:value-type="float">
            <text:p><text:s text:c="3"/>22,956</text:p>
          </table:table-cell>
          <table:table-cell table:style-name="ce36" office:value-type="float" office:value="597" calcext:value-type="float">
            <text:p><text:s text:c="3"/>597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6310" calcext:value-type="float">
            <text:p><text:s text:c="3"/>46,310</text:p>
          </table:table-cell>
          <table:table-cell table:style-name="ce36" office:value-type="float" office:value="1615" calcext:value-type="float">
            <text:p><text:s text:c="3"/>1,615</text:p>
          </table:table-cell>
          <table:table-cell table:style-name="ce36" office:value-type="float" office:value="4413" calcext:value-type="float">
            <text:p><text:s text:c="3"/>4,413</text:p>
          </table:table-cell>
          <table:table-cell table:style-name="ce36" office:value-type="float" office:value="3328" calcext:value-type="float">
            <text:p><text:s text:c="3"/>3,328</text:p>
          </table:table-cell>
          <table:table-cell table:style-name="ce36" office:value-type="float" office:value="1980" calcext:value-type="float">
            <text:p><text:s text:c="3"/>1,980</text:p>
          </table:table-cell>
          <table:table-cell table:style-name="ce36" office:value-type="float" office:value="1074" calcext:value-type="float">
            <text:p><text:s text:c="3"/>1,074</text:p>
          </table:table-cell>
          <table:table-cell table:style-name="ce36" office:value-type="float" office:value="1639" calcext:value-type="float">
            <text:p><text:s text:c="3"/>1,639</text:p>
          </table:table-cell>
          <table:table-cell table:style-name="ce36" office:value-type="float" office:value="5268" calcext:value-type="float">
            <text:p><text:s text:c="3"/>5,268</text:p>
          </table:table-cell>
          <table:table-cell table:style-name="ce36" office:value-type="float" office:value="469" calcext:value-type="float">
            <text:p><text:s text:c="3"/>469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537" calcext:value-type="float">
            <text:p><text:s text:c="3"/>3,537</text:p>
          </table:table-cell>
          <table:table-cell table:style-name="ce36" office:value-type="float" office:value="22956" calcext:value-type="float">
            <text:p><text:s text:c="3"/>22,95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58" office:value-type="float" office:value="907" calcext:value-type="float">
            <text:p>907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6851" calcext:value-type="float">
            <text:p><text:s text:c="3"/>56,851</text:p>
          </table:table-cell>
          <table:table-cell table:style-name="ce37" office:value-type="float" office:value="2247" calcext:value-type="float">
            <text:p><text:s text:c="3"/>2,247</text:p>
          </table:table-cell>
          <table:table-cell table:style-name="ce37" office:value-type="float" office:value="5141" calcext:value-type="float">
            <text:p><text:s text:c="3"/>5,141</text:p>
          </table:table-cell>
          <table:table-cell table:style-name="ce37" office:value-type="float" office:value="4148" calcext:value-type="float">
            <text:p><text:s text:c="3"/>4,148</text:p>
          </table:table-cell>
          <table:table-cell table:style-name="ce37" office:value-type="float" office:value="2068" calcext:value-type="float">
            <text:p><text:s text:c="3"/>2,068</text:p>
          </table:table-cell>
          <table:table-cell table:style-name="ce37" office:value-type="float" office:value="1279" calcext:value-type="float">
            <text:p><text:s text:c="3"/>1,279</text:p>
          </table:table-cell>
          <table:table-cell table:style-name="ce37" office:value-type="float" office:value="1965" calcext:value-type="float">
            <text:p><text:s text:c="3"/>1,965</text:p>
          </table:table-cell>
          <table:table-cell table:style-name="ce37" office:value-type="float" office:value="6316" calcext:value-type="float">
            <text:p><text:s text:c="3"/>6,316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4107" calcext:value-type="float">
            <text:p><text:s text:c="3"/>4,107</text:p>
          </table:table-cell>
          <table:table-cell table:style-name="ce37" office:value-type="float" office:value="27650" calcext:value-type="float">
            <text:p><text:s text:c="3"/>27,650</text:p>
          </table:table-cell>
          <table:table-cell table:style-name="ce37" office:value-type="float" office:value="1799" calcext:value-type="float">
            <text:p><text:s text:c="3"/>1,79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4850" calcext:value-type="float">
            <text:p><text:s text:c="3"/>54,850</text:p>
          </table:table-cell>
          <table:table-cell table:style-name="ce37" office:value-type="float" office:value="2018" calcext:value-type="float">
            <text:p><text:s text:c="3"/>2,018</text:p>
          </table:table-cell>
          <table:table-cell table:style-name="ce37" office:value-type="float" office:value="5273" calcext:value-type="float">
            <text:p><text:s text:c="3"/>5,273</text:p>
          </table:table-cell>
          <table:table-cell table:style-name="ce37" office:value-type="float" office:value="3938" calcext:value-type="float">
            <text:p><text:s text:c="3"/>3,938</text:p>
          </table:table-cell>
          <table:table-cell table:style-name="ce37" office:value-type="float" office:value="2344" calcext:value-type="float">
            <text:p><text:s text:c="3"/>2,344</text:p>
          </table:table-cell>
          <table:table-cell table:style-name="ce37" office:value-type="float" office:value="1259" calcext:value-type="float">
            <text:p><text:s text:c="3"/>1,259</text:p>
          </table:table-cell>
          <table:table-cell table:style-name="ce37" office:value-type="float" office:value="1925" calcext:value-type="float">
            <text:p><text:s text:c="3"/>1,925</text:p>
          </table:table-cell>
          <table:table-cell table:style-name="ce37" office:value-type="float" office:value="5787" calcext:value-type="float">
            <text:p><text:s text:c="3"/>5,787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4104" calcext:value-type="float">
            <text:p><text:s text:c="3"/>4,104</text:p>
          </table:table-cell>
          <table:table-cell table:style-name="ce37" office:value-type="float" office:value="27650" calcext:value-type="float">
            <text:p><text:s text:c="3"/>27,65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9" office:value-type="float" office:value="2001" calcext:value-type="float">
            <text:p>2,001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8436" calcext:value-type="float">
            <text:p>18,436</text:p>
          </table:table-cell>
          <table:table-cell table:style-name="ce38" office:value-type="float" office:value="928" calcext:value-type="float">
            <text:p>92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885" calcext:value-type="float">
            <text:p>4,885</text:p>
          </table:table-cell>
          <table:table-cell table:style-name="ce38" office:value-type="float" office:value="450" calcext:value-type="float">
            <text:p>450</text:p>
          </table:table-cell>
          <table:table-cell table:style-name="ce38" office:value-type="float" office:value="312" calcext:value-type="float">
            <text:p>312</text:p>
          </table:table-cell>
          <table:table-cell table:style-name="ce38" office:value-type="float" office:value="436" calcext:value-type="float">
            <text:p>436</text:p>
          </table:table-cell>
          <table:table-cell table:style-name="ce38" office:value-type="float" office:value="3543" calcext:value-type="float">
            <text:p>3,543</text:p>
          </table:table-cell>
          <table:table-cell table:style-name="ce38" office:value-type="float" office:value="61" calcext:value-type="float">
            <text:p>6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302" calcext:value-type="float">
            <text:p>7,302</text:p>
          </table:table-cell>
          <table:table-cell table:style-name="ce38" office:value-type="float" office:value="519" calcext:value-type="float">
            <text:p>51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870" calcext:value-type="float">
            <text:p>17,870</text:p>
          </table:table-cell>
          <table:table-cell table:style-name="ce38" office:value-type="float" office:value="741" calcext:value-type="float">
            <text:p>74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79" calcext:value-type="float">
            <text:p>4,179</text:p>
          </table:table-cell>
          <table:table-cell table:style-name="ce38" office:value-type="float" office:value="520" calcext:value-type="float">
            <text:p>520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446" calcext:value-type="float">
            <text:p>446</text:p>
          </table:table-cell>
          <table:table-cell table:style-name="ce38" office:value-type="float" office:value="4076" calcext:value-type="float">
            <text:p>4,076</text:p>
          </table:table-cell>
          <table:table-cell table:style-name="ce38" office:value-type="float" office:value="292" calcext:value-type="float">
            <text:p>29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301" calcext:value-type="float">
            <text:p>7,301</text:p>
          </table:table-cell>
          <table:table-cell table:number-columns-repeated="2" table:style-name="ce38" office:value-type="float" office:value="8" calcext:value-type="float">
            <text:p>8</text:p>
          </table:table-cell>
          <table:table-cell table:style-name="ce60" office:value-type="float" office:value="566" calcext:value-type="float">
            <text:p>566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8320" calcext:value-type="float">
            <text:p>8,320</text:p>
          </table:table-cell>
          <table:table-cell table:style-name="ce39" office:value-type="float" office:value="424" calcext:value-type="float">
            <text:p>42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59" calcext:value-type="float">
            <text:p>2,259</text:p>
          </table:table-cell>
          <table:table-cell table:style-name="ce39" office:value-type="float" office:value="204" calcext:value-type="float">
            <text:p>204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1582" calcext:value-type="float">
            <text:p>1,582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330" calcext:value-type="float">
            <text:p>3,330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322" calcext:value-type="float">
            <text:p>8,322</text:p>
          </table:table-cell>
          <table:table-cell table:style-name="ce39" office:value-type="float" office:value="316" calcext:value-type="float">
            <text:p>3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41" calcext:value-type="float">
            <text:p>1,941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1996" calcext:value-type="float">
            <text:p>1,996</text:p>
          </table:table-cell>
          <table:table-cell table:style-name="ce39" office:value-type="float" office:value="138" calcext:value-type="float">
            <text:p>13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329" calcext:value-type="float">
            <text:p>3,32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61" office:value-type="float" office:value="-2" calcext:value-type="float">
            <text:p><text:s text:c="7"/>－2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10116" calcext:value-type="float">
            <text:p>10,116</text:p>
          </table:table-cell>
          <table:table-cell table:style-name="ce40" office:value-type="float" office:value="504" calcext:value-type="float">
            <text:p>50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26" calcext:value-type="float">
            <text:p>2,626</text:p>
          </table:table-cell>
          <table:table-cell table:style-name="ce40" office:value-type="float" office:value="246" calcext:value-type="float">
            <text:p>246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1961" calcext:value-type="float">
            <text:p>1,961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72" calcext:value-type="float">
            <text:p>3,972</text:p>
          </table:table-cell>
          <table:table-cell table:style-name="ce40" office:value-type="float" office:value="367" calcext:value-type="float">
            <text:p>3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548" calcext:value-type="float">
            <text:p>9,548</text:p>
          </table:table-cell>
          <table:table-cell table:style-name="ce40" office:value-type="float" office:value="425" calcext:value-type="float">
            <text:p>4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38" calcext:value-type="float">
            <text:p>2,238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2080" calcext:value-type="float">
            <text:p>2,080</text:p>
          </table:table-cell>
          <table:table-cell table:style-name="ce40" office:value-type="float" office:value="154" calcext:value-type="float">
            <text:p>15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72" calcext:value-type="float">
            <text:p>3,97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62" office:value-type="float" office:value="568" calcext:value-type="float">
            <text:p>568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4826" calcext:value-type="float">
            <text:p>14,826</text:p>
          </table:table-cell>
          <table:table-cell table:style-name="ce38" office:value-type="float" office:value="1263" calcext:value-type="float">
            <text:p>1,26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4" calcext:value-type="float">
            <text:p>414</text:p>
          </table:table-cell>
          <table:table-cell table:style-name="ce38" office:value-type="float" office:value="199" calcext:value-type="float">
            <text:p>199</text:p>
          </table:table-cell>
          <table:table-cell table:style-name="ce38" office:value-type="float" office:value="358" calcext:value-type="float">
            <text:p>358</text:p>
          </table:table-cell>
          <table:table-cell table:style-name="ce38" office:value-type="float" office:value="2077" calcext:value-type="float">
            <text:p>2,077</text:p>
          </table:table-cell>
          <table:table-cell table:style-name="ce38" office:value-type="float" office:value="39" calcext:value-type="float">
            <text:p>3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810" calcext:value-type="float">
            <text:p>5,810</text:p>
          </table:table-cell>
          <table:table-cell table:style-name="ce38" office:value-type="float" office:value="480" calcext:value-type="float">
            <text:p>480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4781" calcext:value-type="float">
            <text:p>14,781</text:p>
          </table:table-cell>
          <table:table-cell table:style-name="ce38" office:value-type="float" office:value="1158" calcext:value-type="float">
            <text:p>1,158</text:p>
          </table:table-cell>
          <table:table-cell table:style-name="ce38" office:value-type="float" office:value="4885" calcext:value-type="float">
            <text:p>4,88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0" calcext:value-type="float">
            <text:p>410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280" calcext:value-type="float">
            <text:p>280</text:p>
          </table:table-cell>
          <table:table-cell table:style-name="ce38" office:value-type="float" office:value="1995" calcext:value-type="float">
            <text:p>1,995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810" calcext:value-type="float">
            <text:p>5,81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" calcext:value-type="float">
            <text:p>3</text:p>
          </table:table-cell>
          <table:table-cell table:style-name="ce60" office:value-type="float" office:value="45" calcext:value-type="float">
            <text:p>45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678" calcext:value-type="float">
            <text:p>6,678</text:p>
          </table:table-cell>
          <table:table-cell table:style-name="ce39" office:value-type="float" office:value="533" calcext:value-type="float">
            <text:p>533</text:p>
          </table:table-cell>
          <table:table-cell table:style-name="ce39" office:value-type="float" office:value="1941" calcext:value-type="float">
            <text:p>1,94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957" calcext:value-type="float">
            <text:p>957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630" calcext:value-type="float">
            <text:p>2,630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798" calcext:value-type="float">
            <text:p>6,798</text:p>
          </table:table-cell>
          <table:table-cell table:style-name="ce39" office:value-type="float" office:value="509" calcext:value-type="float">
            <text:p>509</text:p>
          </table:table-cell>
          <table:table-cell table:style-name="ce39" office:value-type="float" office:value="2259" calcext:value-type="float">
            <text:p>2,2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956" calcext:value-type="float">
            <text:p>956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630" calcext:value-type="float">
            <text:p>2,63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-120" calcext:value-type="float">
            <text:p><text:s text:c="7"/>－120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8148" calcext:value-type="float">
            <text:p>8,148</text:p>
          </table:table-cell>
          <table:table-cell table:style-name="ce40" office:value-type="float" office:value="730" calcext:value-type="float">
            <text:p>730</text:p>
          </table:table-cell>
          <table:table-cell table:style-name="ce40" office:value-type="float" office:value="2238" calcext:value-type="float">
            <text:p>2,2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213" calcext:value-type="float">
            <text:p>213</text:p>
          </table:table-cell>
          <table:table-cell table:style-name="ce40" office:value-type="float" office:value="1120" calcext:value-type="float">
            <text:p>1,120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80" calcext:value-type="float">
            <text:p>3,180</text:p>
          </table:table-cell>
          <table:table-cell table:style-name="ce40" office:value-type="float" office:value="299" calcext:value-type="float">
            <text:p>29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983" calcext:value-type="float">
            <text:p>7,983</text:p>
          </table:table-cell>
          <table:table-cell table:style-name="ce40" office:value-type="float" office:value="649" calcext:value-type="float">
            <text:p>649</text:p>
          </table:table-cell>
          <table:table-cell table:style-name="ce40" office:value-type="float" office:value="2626" calcext:value-type="float">
            <text:p>2,6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1039" calcext:value-type="float">
            <text:p>1,039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80" calcext:value-type="float">
            <text:p>3,180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62" office:value-type="float" office:value="165" calcext:value-type="float">
            <text:p>165</text:p>
          </table:table-cell>
          <table:table-cell table:style-name="ce69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3663" calcext:value-type="float">
            <text:p>13,663</text:p>
          </table:table-cell>
          <table:table-cell table:style-name="ce38" office:value-type="float" office:value="374" calcext:value-type="float">
            <text:p>374</text:p>
          </table:table-cell>
          <table:table-cell table:style-name="ce38" office:value-type="float" office:value="520" calcext:value-type="float">
            <text:p>520</text:p>
          </table:table-cell>
          <table:table-cell table:style-name="ce38" office:value-type="float" office:value="410" calcext:value-type="float">
            <text:p>41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8" calcext:value-type="float">
            <text:p>288</text:p>
          </table:table-cell>
          <table:table-cell table:style-name="ce38" office:value-type="float" office:value="314" calcext:value-type="float">
            <text:p>314</text:p>
          </table:table-cell>
          <table:table-cell table:style-name="ce38" office:value-type="float" office:value="2770" calcext:value-type="float">
            <text:p>2,770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708" calcext:value-type="float">
            <text:p>8,708</text:p>
          </table:table-cell>
          <table:table-cell table:style-name="ce38" office:value-type="float" office:value="257" calcext:value-type="float">
            <text:p>25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832" calcext:value-type="float">
            <text:p>12,832</text:p>
          </table:table-cell>
          <table:table-cell table:style-name="ce38" office:value-type="float" office:value="319" calcext:value-type="float">
            <text:p>319</text:p>
          </table:table-cell>
          <table:table-cell table:style-name="ce38" office:value-type="float" office:value="449" calcext:value-type="float">
            <text:p>449</text:p>
          </table:table-cell>
          <table:table-cell table:style-name="ce38" office:value-type="float" office:value="414" calcext:value-type="float">
            <text:p>41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4" calcext:value-type="float">
            <text:p>204</text:p>
          </table:table-cell>
          <table:table-cell table:style-name="ce38" office:value-type="float" office:value="286" calcext:value-type="float">
            <text:p>286</text:p>
          </table:table-cell>
          <table:table-cell table:style-name="ce38" office:value-type="float" office:value="2356" calcext:value-type="float">
            <text:p>2,356</text:p>
          </table:table-cell>
          <table:table-cell table:style-name="ce38" office:value-type="float" office:value="90" calcext:value-type="float">
            <text:p>9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708" calcext:value-type="float">
            <text:p>8,70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831" calcext:value-type="float">
            <text:p>831</text:p>
          </table:table-cell>
          <table:table-cell table:style-name="ce69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6142" calcext:value-type="float">
            <text:p>6,142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1251" calcext:value-type="float">
            <text:p>1,251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23" calcext:value-type="float">
            <text:p>3,923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785" calcext:value-type="float">
            <text:p>5,785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1072" calcext:value-type="float">
            <text:p>1,072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23" calcext:value-type="float">
            <text:p>3,92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357" calcext:value-type="float">
            <text:p>357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7521" calcext:value-type="float">
            <text:p>7,521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1519" calcext:value-type="float">
            <text:p>1,519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785" calcext:value-type="float">
            <text:p>4,785</text:p>
          </table:table-cell>
          <table:table-cell table:style-name="ce40" office:value-type="float" office:value="209" calcext:value-type="float">
            <text:p>20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047" calcext:value-type="float">
            <text:p>7,047</text:p>
          </table:table-cell>
          <table:table-cell table:style-name="ce40" office:value-type="float" office:value="189" calcext:value-type="float">
            <text:p>189</text:p>
          </table:table-cell>
          <table:table-cell table:style-name="ce40" office:value-type="float" office:value="246" calcext:value-type="float">
            <text:p>246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284" calcext:value-type="float">
            <text:p>1,284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785" calcext:value-type="float">
            <text:p>4,78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474" calcext:value-type="float">
            <text:p>474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7399" calcext:value-type="float">
            <text:p>7,399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204" calcext:value-type="float">
            <text:p>20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09" calcext:value-type="float">
            <text:p>709</text:p>
          </table:table-cell>
          <table:table-cell table:style-name="ce38" office:value-type="float" office:value="962" calcext:value-type="float">
            <text:p>962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746" calcext:value-type="float">
            <text:p>4,746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237" calcext:value-type="float">
            <text:p>7,237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312" calcext:value-type="float">
            <text:p>312</text:p>
          </table:table-cell>
          <table:table-cell table:style-name="ce38" office:value-type="float" office:value="199" calcext:value-type="float">
            <text:p>199</text:p>
          </table:table-cell>
          <table:table-cell table:style-name="ce38" office:value-type="float" office:value="288" calcext:value-type="float">
            <text:p>28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53" calcext:value-type="float">
            <text:p>653</text:p>
          </table:table-cell>
          <table:table-cell table:style-name="ce38" office:value-type="float" office:value="803" calcext:value-type="float">
            <text:p>803</text:p>
          </table:table-cell>
          <table:table-cell table:style-name="ce38" office:value-type="float" office:value="64" calcext:value-type="float">
            <text:p>6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746" calcext:value-type="float">
            <text:p>4,74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162" calcext:value-type="float">
            <text:p>162</text:p>
          </table:table-cell>
          <table:table-cell table:style-name="ce69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309" calcext:value-type="float">
            <text:p>3,309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4" calcext:value-type="float">
            <text:p>324</text:p>
          </table:table-cell>
          <table:table-cell table:style-name="ce39" office:value-type="float" office:value="437" calcext:value-type="float">
            <text:p>437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28" calcext:value-type="float">
            <text:p>2,128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39" calcext:value-type="float">
            <text:p>3,239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365" calcext:value-type="float">
            <text:p>365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28" calcext:value-type="float">
            <text:p>2,12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70" calcext:value-type="float">
            <text:p>70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4090" calcext:value-type="float">
            <text:p>4,090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85" calcext:value-type="float">
            <text:p>385</text:p>
          </table:table-cell>
          <table:table-cell table:style-name="ce40" office:value-type="float" office:value="525" calcext:value-type="float">
            <text:p>525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618" calcext:value-type="float">
            <text:p>2,618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98" calcext:value-type="float">
            <text:p>3,998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438" calcext:value-type="float">
            <text:p>438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618" calcext:value-type="float">
            <text:p>2,61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92" calcext:value-type="float">
            <text:p>92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2925" calcext:value-type="float">
            <text:p>12,925</text:p>
          </table:table-cell>
          <table:table-cell table:style-name="ce38" office:value-type="float" office:value="405" calcext:value-type="float">
            <text:p>405</text:p>
          </table:table-cell>
          <table:table-cell table:style-name="ce38" office:value-type="float" office:value="446" calcext:value-type="float">
            <text:p>446</text:p>
          </table:table-cell>
          <table:table-cell table:style-name="ce38" office:value-type="float" office:value="280" calcext:value-type="float">
            <text:p>280</text:p>
          </table:table-cell>
          <table:table-cell table:style-name="ce38" office:value-type="float" office:value="286" calcext:value-type="float">
            <text:p>286</text:p>
          </table:table-cell>
          <table:table-cell table:style-name="ce38" office:value-type="float" office:value="653" calcext:value-type="float">
            <text:p>65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60" calcext:value-type="float">
            <text:p>1,860</text:p>
          </table:table-cell>
          <table:table-cell table:style-name="ce38" office:value-type="float" office:value="39" calcext:value-type="float">
            <text:p>3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730" calcext:value-type="float">
            <text:p>8,730</text:p>
          </table:table-cell>
          <table:table-cell table:style-name="ce38" office:value-type="float" office:value="225" calcext:value-type="float">
            <text:p>22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750" calcext:value-type="float">
            <text:p>12,750</text:p>
          </table:table-cell>
          <table:table-cell table:style-name="ce38" office:value-type="float" office:value="377" calcext:value-type="float">
            <text:p>377</text:p>
          </table:table-cell>
          <table:table-cell table:style-name="ce38" office:value-type="float" office:value="436" calcext:value-type="float">
            <text:p>436</text:p>
          </table:table-cell>
          <table:table-cell table:style-name="ce38" office:value-type="float" office:value="358" calcext:value-type="float">
            <text:p>358</text:p>
          </table:table-cell>
          <table:table-cell table:style-name="ce38" office:value-type="float" office:value="314" calcext:value-type="float">
            <text:p>314</text:p>
          </table:table-cell>
          <table:table-cell table:style-name="ce38" office:value-type="float" office:value="709" calcext:value-type="float">
            <text:p>70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02" calcext:value-type="float">
            <text:p>1,702</text:p>
          </table:table-cell>
          <table:table-cell table:style-name="ce38" office:value-type="float" office:value="124" calcext:value-type="float">
            <text:p>12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730" calcext:value-type="float">
            <text:p>8,73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175" calcext:value-type="float">
            <text:p>175</text:p>
          </table:table-cell>
          <table:table-cell table:style-name="ce69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903" calcext:value-type="float">
            <text:p>5,903</text:p>
          </table:table-cell>
          <table:table-cell table:number-columns-repeated="2" table:style-name="ce39" office:value-type="float" office:value="210" calcext:value-type="float">
            <text:p>210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54" calcext:value-type="float">
            <text:p>854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002" calcext:value-type="float">
            <text:p>4,002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865" calcext:value-type="float">
            <text:p>5,865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324" calcext:value-type="float">
            <text:p>32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08" calcext:value-type="float">
            <text:p>808</text:p>
          </table:table-cell>
          <table:table-cell table:style-name="ce39" office:value-type="float" office:value="57" calcext:value-type="float">
            <text:p>5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002" calcext:value-type="float">
            <text:p>4,00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38" calcext:value-type="float">
            <text:p>38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7022" calcext:value-type="float">
            <text:p>7,022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06" calcext:value-type="float">
            <text:p>1,006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728" calcext:value-type="float">
            <text:p>4,728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85" calcext:value-type="float">
            <text:p>6,885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213" calcext:value-type="float">
            <text:p>213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385" calcext:value-type="float">
            <text:p>38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94" calcext:value-type="float">
            <text:p>894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728" calcext:value-type="float">
            <text:p>4,72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137" calcext:value-type="float">
            <text:p>137</text:p>
          </table:table-cell>
          <table:table-cell table:style-name="ce69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5581" calcext:value-type="float">
            <text:p>35,581</text:p>
          </table:table-cell>
          <table:table-cell table:style-name="ce38" office:value-type="float" office:value="1000" calcext:value-type="float">
            <text:p>1,000</text:p>
          </table:table-cell>
          <table:table-cell table:style-name="ce38" office:value-type="float" office:value="4077" calcext:value-type="float">
            <text:p>4,077</text:p>
          </table:table-cell>
          <table:table-cell table:style-name="ce38" office:value-type="float" office:value="1995" calcext:value-type="float">
            <text:p>1,995</text:p>
          </table:table-cell>
          <table:table-cell table:style-name="ce38" office:value-type="float" office:value="2356" calcext:value-type="float">
            <text:p>2,356</text:p>
          </table:table-cell>
          <table:table-cell table:style-name="ce38" office:value-type="float" office:value="804" calcext:value-type="float">
            <text:p>804</text:p>
          </table:table-cell>
          <table:table-cell table:style-name="ce38" office:value-type="float" office:value="1702" calcext:value-type="float">
            <text:p>1,70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646" calcext:value-type="float">
            <text:p>7,646</text:p>
          </table:table-cell>
          <table:table-cell table:style-name="ce38" office:value-type="float" office:value="15089" calcext:value-type="float">
            <text:p>15,089</text:p>
          </table:table-cell>
          <table:table-cell table:style-name="ce38" office:value-type="float" office:value="758" calcext:value-type="float">
            <text:p>758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5154" calcext:value-type="float">
            <text:p>35,154</text:p>
          </table:table-cell>
          <table:table-cell table:style-name="ce38" office:value-type="float" office:value="862" calcext:value-type="float">
            <text:p>862</text:p>
          </table:table-cell>
          <table:table-cell table:style-name="ce38" office:value-type="float" office:value="3543" calcext:value-type="float">
            <text:p>3,543</text:p>
          </table:table-cell>
          <table:table-cell table:style-name="ce38" office:value-type="float" office:value="2077" calcext:value-type="float">
            <text:p>2,077</text:p>
          </table:table-cell>
          <table:table-cell table:style-name="ce38" office:value-type="float" office:value="2770" calcext:value-type="float">
            <text:p>2,770</text:p>
          </table:table-cell>
          <table:table-cell table:style-name="ce38" office:value-type="float" office:value="962" calcext:value-type="float">
            <text:p>962</text:p>
          </table:table-cell>
          <table:table-cell table:style-name="ce38" office:value-type="float" office:value="1860" calcext:value-type="float">
            <text:p>1,86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7" calcext:value-type="float">
            <text:p>32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639" calcext:value-type="float">
            <text:p>7,639</text:p>
          </table:table-cell>
          <table:table-cell table:style-name="ce38" office:value-type="float" office:value="15090" calcext:value-type="float">
            <text:p>15,09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6" calcext:value-type="float">
            <text:p>16</text:p>
          </table:table-cell>
          <table:table-cell table:style-name="ce60" office:value-type="float" office:value="427" calcext:value-type="float">
            <text:p>427</text:p>
          </table:table-cell>
          <table:table-cell table:style-name="ce69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6273" calcext:value-type="float">
            <text:p>16,273</text:p>
          </table:table-cell>
          <table:table-cell table:style-name="ce39" office:value-type="float" office:value="459" calcext:value-type="float">
            <text:p>459</text:p>
          </table:table-cell>
          <table:table-cell table:style-name="ce39" office:value-type="float" office:value="1997" calcext:value-type="float">
            <text:p>1,997</text:p>
          </table:table-cell>
          <table:table-cell table:style-name="ce39" office:value-type="float" office:value="956" calcext:value-type="float">
            <text:p>956</text:p>
          </table:table-cell>
          <table:table-cell table:style-name="ce39" office:value-type="float" office:value="1072" calcext:value-type="float">
            <text:p>1,072</text:p>
          </table:table-cell>
          <table:table-cell table:style-name="ce39" office:value-type="float" office:value="365" calcext:value-type="float">
            <text:p>365</text:p>
          </table:table-cell>
          <table:table-cell table:style-name="ce39" office:value-type="float" office:value="808" calcext:value-type="float">
            <text:p>80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539" calcext:value-type="float">
            <text:p>3,539</text:p>
          </table:table-cell>
          <table:table-cell table:style-name="ce39" office:value-type="float" office:value="6834" calcext:value-type="float">
            <text:p>6,834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6007" calcext:value-type="float">
            <text:p>16,007</text:p>
          </table:table-cell>
          <table:table-cell table:style-name="ce39" office:value-type="float" office:value="402" calcext:value-type="float">
            <text:p>402</text:p>
          </table:table-cell>
          <table:table-cell table:style-name="ce39" office:value-type="float" office:value="1582" calcext:value-type="float">
            <text:p>1,582</text:p>
          </table:table-cell>
          <table:table-cell table:style-name="ce39" office:value-type="float" office:value="957" calcext:value-type="float">
            <text:p>957</text:p>
          </table:table-cell>
          <table:table-cell table:style-name="ce39" office:value-type="float" office:value="1251" calcext:value-type="float">
            <text:p>1,251</text:p>
          </table:table-cell>
          <table:table-cell table:style-name="ce39" office:value-type="float" office:value="437" calcext:value-type="float">
            <text:p>437</text:p>
          </table:table-cell>
          <table:table-cell table:style-name="ce39" office:value-type="float" office:value="854" calcext:value-type="float">
            <text:p>85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535" calcext:value-type="float">
            <text:p>3,535</text:p>
          </table:table-cell>
          <table:table-cell table:style-name="ce39" office:value-type="float" office:value="6835" calcext:value-type="float">
            <text:p>6,83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61" office:value-type="float" office:value="266" calcext:value-type="float">
            <text:p>266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9308" calcext:value-type="float">
            <text:p>19,308</text:p>
          </table:table-cell>
          <table:table-cell table:style-name="ce40" office:value-type="float" office:value="541" calcext:value-type="float">
            <text:p>541</text:p>
          </table:table-cell>
          <table:table-cell table:style-name="ce40" office:value-type="float" office:value="2080" calcext:value-type="float">
            <text:p>2,080</text:p>
          </table:table-cell>
          <table:table-cell table:style-name="ce40" office:value-type="float" office:value="1039" calcext:value-type="float">
            <text:p>1,039</text:p>
          </table:table-cell>
          <table:table-cell table:style-name="ce40" office:value-type="float" office:value="1284" calcext:value-type="float">
            <text:p>1,284</text:p>
          </table:table-cell>
          <table:table-cell table:style-name="ce40" office:value-type="float" office:value="439" calcext:value-type="float">
            <text:p>439</text:p>
          </table:table-cell>
          <table:table-cell table:style-name="ce40" office:value-type="float" office:value="894" calcext:value-type="float">
            <text:p>89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107" calcext:value-type="float">
            <text:p>4,107</text:p>
          </table:table-cell>
          <table:table-cell table:style-name="ce40" office:value-type="float" office:value="8255" calcext:value-type="float">
            <text:p>8,255</text:p>
          </table:table-cell>
          <table:table-cell table:style-name="ce40" office:value-type="float" office:value="612" calcext:value-type="float">
            <text:p>61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9147" calcext:value-type="float">
            <text:p>19,147</text:p>
          </table:table-cell>
          <table:table-cell table:style-name="ce40" office:value-type="float" office:value="460" calcext:value-type="float">
            <text:p>460</text:p>
          </table:table-cell>
          <table:table-cell table:style-name="ce40" office:value-type="float" office:value="1961" calcext:value-type="float">
            <text:p>1,961</text:p>
          </table:table-cell>
          <table:table-cell table:style-name="ce40" office:value-type="float" office:value="1120" calcext:value-type="float">
            <text:p>1,120</text:p>
          </table:table-cell>
          <table:table-cell table:style-name="ce40" office:value-type="float" office:value="1519" calcext:value-type="float">
            <text:p>1,519</text:p>
          </table:table-cell>
          <table:table-cell table:style-name="ce40" office:value-type="float" office:value="525" calcext:value-type="float">
            <text:p>525</text:p>
          </table:table-cell>
          <table:table-cell table:style-name="ce40" office:value-type="float" office:value="1006" calcext:value-type="float">
            <text:p>1,00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04" calcext:value-type="float">
            <text:p>4,104</text:p>
          </table:table-cell>
          <table:table-cell table:style-name="ce40" office:value-type="float" office:value="8255" calcext:value-type="float">
            <text:p>8,25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style-name="ce62" office:value-type="float" office:value="161" calcext:value-type="float">
            <text:p>161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01" calcext:value-type="float">
            <text:p>2,10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4" calcext:value-type="float">
            <text:p>264</text:p>
          </table:table-cell>
          <table:table-cell table:style-name="ce41" office:value-type="float" office:value="1122" calcext:value-type="float">
            <text:p>1,12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988" calcext:value-type="float">
            <text:p>1,988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1122" calcext:value-type="float">
            <text:p>1,12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113" calcext:value-type="float">
            <text:p>113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49" calcext:value-type="float">
            <text:p>94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499" calcext:value-type="float">
            <text:p>49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92" calcext:value-type="float">
            <text:p>89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499" calcext:value-type="float">
            <text:p>49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57" calcext:value-type="float">
            <text:p>57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52" calcext:value-type="float">
            <text:p>1,15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623" calcext:value-type="float">
            <text:p>62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96" calcext:value-type="float">
            <text:p>1,09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623" calcext:value-type="float">
            <text:p>62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56" calcext:value-type="float">
            <text:p>56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034" calcext:value-type="float">
            <text:p>10,034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1641" calcext:value-type="float">
            <text:p>1,641</text:p>
          </table:table-cell>
          <table:table-cell table:style-name="ce41" office:value-type="float" office:value="761" calcext:value-type="float">
            <text:p>761</text:p>
          </table:table-cell>
          <table:table-cell table:style-name="ce41" office:value-type="float" office:value="309" calcext:value-type="float">
            <text:p>309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48" calcext:value-type="float">
            <text:p>1,548</text:p>
          </table:table-cell>
          <table:table-cell table:style-name="ce41" office:value-type="float" office:value="4713" calcext:value-type="float">
            <text:p>4,713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8953" calcext:value-type="float">
            <text:p>8,953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1214" calcext:value-type="float">
            <text:p>1,214</text:p>
          </table:table-cell>
          <table:table-cell table:style-name="ce41" office:value-type="float" office:value="615" calcext:value-type="float">
            <text:p>615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44" calcext:value-type="float">
            <text:p>1,344</text:p>
          </table:table-cell>
          <table:table-cell table:style-name="ce41" office:value-type="float" office:value="4713" calcext:value-type="float">
            <text:p>4,71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" calcext:value-type="float">
            <text:p>7</text:p>
          </table:table-cell>
          <table:table-cell table:style-name="ce63" office:value-type="float" office:value="1081" calcext:value-type="float">
            <text:p>1,081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583" calcext:value-type="float">
            <text:p>4,583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783" calcext:value-type="float">
            <text:p>783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9" calcext:value-type="float">
            <text:p>729</text:p>
          </table:table-cell>
          <table:table-cell table:style-name="ce42" office:value-type="float" office:value="2107" calcext:value-type="float">
            <text:p>2,107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005" calcext:value-type="float">
            <text:p>4,005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511" calcext:value-type="float">
            <text:p>511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0" calcext:value-type="float">
            <text:p>630</text:p>
          </table:table-cell>
          <table:table-cell table:style-name="ce42" office:value-type="float" office:value="2107" calcext:value-type="float">
            <text:p>2,10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578" calcext:value-type="float">
            <text:p>578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451" calcext:value-type="float">
            <text:p>5,451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858" calcext:value-type="float">
            <text:p>858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9" calcext:value-type="float">
            <text:p>819</text:p>
          </table:table-cell>
          <table:table-cell table:style-name="ce43" office:value-type="float" office:value="2606" calcext:value-type="float">
            <text:p>2,606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48" calcext:value-type="float">
            <text:p>4,948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703" calcext:value-type="float">
            <text:p>703</text:p>
          </table:table-cell>
          <table:table-cell table:style-name="ce43" office:value-type="float" office:value="344" calcext:value-type="float">
            <text:p>344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4" calcext:value-type="float">
            <text:p>714</text:p>
          </table:table-cell>
          <table:table-cell table:style-name="ce43" office:value-type="float" office:value="2606" calcext:value-type="float">
            <text:p>2,60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65" office:value-type="float" office:value="503" calcext:value-type="float">
            <text:p>503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493" calcext:value-type="float">
            <text:p>2,493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88" calcext:value-type="float">
            <text:p>1,088</text:p>
          </table:table-cell>
          <table:table-cell table:style-name="ce41" office:value-type="float" office:value="741" calcext:value-type="float">
            <text:p>741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83" calcext:value-type="float">
            <text:p>1,98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7" calcext:value-type="float">
            <text:p>787</text:p>
          </table:table-cell>
          <table:table-cell table:style-name="ce41" office:value-type="float" office:value="741" calcext:value-type="float">
            <text:p>7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510" calcext:value-type="float">
            <text:p>510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80" calcext:value-type="float">
            <text:p>1,18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6" calcext:value-type="float">
            <text:p>88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3" calcext:value-type="float">
            <text:p>43</text:p>
          </table:table-cell>
          <table:table-cell table:number-columns-repeated="2"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341" calcext:value-type="float">
            <text:p>34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94" calcext:value-type="float">
            <text:p>294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13" calcext:value-type="float">
            <text:p>1,31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6" calcext:value-type="float">
            <text:p>576</text:p>
          </table:table-cell>
          <table:table-cell table:style-name="ce43" office:value-type="float" office:value="400" calcext:value-type="float">
            <text:p>40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7" calcext:value-type="float">
            <text:p>1,09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5" calcext:value-type="float">
            <text:p>455</text:p>
          </table:table-cell>
          <table:table-cell table:style-name="ce43" office:value-type="float" office:value="400" calcext:value-type="float">
            <text:p>40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216" calcext:value-type="float">
            <text:p>216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37" calcext:value-type="float">
            <text:p>1,83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6" calcext:value-type="float">
            <text:p>496</text:p>
          </table:table-cell>
          <table:table-cell table:style-name="ce41" office:value-type="float" office:value="712" calcext:value-type="float">
            <text:p>712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26" calcext:value-type="float">
            <text:p>1,72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0" calcext:value-type="float">
            <text:p>470</text:p>
          </table:table-cell>
          <table:table-cell table:style-name="ce41" office:value-type="float" office:value="712" calcext:value-type="float">
            <text:p>71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11" calcext:value-type="float">
            <text:p>111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42" calcext:value-type="float">
            <text:p>84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3" calcext:value-type="float">
            <text:p>75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321" calcext:value-type="float">
            <text:p>32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89" calcext:value-type="float">
            <text:p>89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95" calcext:value-type="float">
            <text:p>99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391" calcext:value-type="float">
            <text:p>391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3" calcext:value-type="float">
            <text:p>97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391" calcext:value-type="float">
            <text:p>39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2" calcext:value-type="float">
            <text:p>22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094" calcext:value-type="float">
            <text:p>3,094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527" calcext:value-type="float">
            <text:p>527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8" calcext:value-type="float">
            <text:p>428</text:p>
          </table:table-cell>
          <table:table-cell table:style-name="ce41" office:value-type="float" office:value="1560" calcext:value-type="float">
            <text:p>1,560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08" calcext:value-type="float">
            <text:p>3,508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728" calcext:value-type="float">
            <text:p>728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8" calcext:value-type="float">
            <text:p>568</text:p>
          </table:table-cell>
          <table:table-cell table:style-name="ce41" office:value-type="float" office:value="1560" calcext:value-type="float">
            <text:p>1,56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414" calcext:value-type="float">
            <text:p><text:s text:c="7"/>－414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405" calcext:value-type="float">
            <text:p>1,40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729" calcext:value-type="float">
            <text:p>72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5" calcext:value-type="float">
            <text:p>1,58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729" calcext:value-type="float">
            <text:p>72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180" calcext:value-type="float">
            <text:p><text:s text:c="7"/>－180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689" calcext:value-type="float">
            <text:p>1,68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75" calcext:value-type="float">
            <text:p>27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831" calcext:value-type="float">
            <text:p>831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23" calcext:value-type="float">
            <text:p>1,92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413" calcext:value-type="float">
            <text:p>413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3" calcext:value-type="float">
            <text:p>323</text:p>
          </table:table-cell>
          <table:table-cell table:style-name="ce43" office:value-type="float" office:value="831" calcext:value-type="float">
            <text:p>83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34" calcext:value-type="float">
            <text:p><text:s text:c="7"/>－234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18" calcext:value-type="float">
            <text:p>1,518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7" calcext:value-type="float">
            <text:p>277</text:p>
          </table:table-cell>
          <table:table-cell table:style-name="ce41" office:value-type="float" office:value="528" calcext:value-type="float">
            <text:p>528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33" calcext:value-type="float">
            <text:p>1,63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514" calcext:value-type="float">
            <text:p>51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528" calcext:value-type="float">
            <text:p>52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115" calcext:value-type="float">
            <text:p><text:s text:c="7"/>－115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79" calcext:value-type="float">
            <text:p>67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9" calcext:value-type="float">
            <text:p>71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236" calcext:value-type="float">
            <text:p>23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0" calcext:value-type="float">
            <text:p><text:s text:c="7"/>－40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39" calcext:value-type="float">
            <text:p>83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4" calcext:value-type="float">
            <text:p>91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89" calcext:value-type="float">
            <text:p>28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75" calcext:value-type="float">
            <text:p><text:s text:c="7"/>－75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022" calcext:value-type="float">
            <text:p>2,02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745" calcext:value-type="float">
            <text:p>745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15" calcext:value-type="float">
            <text:p>2,11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78" calcext:value-type="float">
            <text:p>278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7" calcext:value-type="float">
            <text:p>487</text:p>
          </table:table-cell>
          <table:table-cell table:style-name="ce41" office:value-type="float" office:value="746" calcext:value-type="float">
            <text:p>7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93" calcext:value-type="float">
            <text:p><text:s text:c="7"/>－93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97" calcext:value-type="float">
            <text:p>89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4" calcext:value-type="float">
            <text:p>98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87" calcext:value-type="float">
            <text:p><text:s text:c="7"/>－87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25" calcext:value-type="float">
            <text:p>1,12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61" calcext:value-type="float">
            <text:p>261</text:p>
          </table:table-cell>
          <table:table-cell table:style-name="ce43" office:value-type="float" office:value="406" calcext:value-type="float">
            <text:p>406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31" calcext:value-type="float">
            <text:p>1,13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406" calcext:value-type="float">
            <text:p>40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6" calcext:value-type="float">
            <text:p><text:s text:c="7"/>－6</text:p>
          </table:table-cell>
          <table:table-cell table:style-name="ce69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81" calcext:value-type="float">
            <text:p>1,58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6" calcext:value-type="float">
            <text:p>636</text:p>
          </table:table-cell>
          <table:table-cell table:style-name="ce41" office:value-type="float" office:value="408" calcext:value-type="float">
            <text:p>40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00" calcext:value-type="float">
            <text:p>1,70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4" calcext:value-type="float">
            <text:p>704</text:p>
          </table:table-cell>
          <table:table-cell table:style-name="ce41" office:value-type="float" office:value="408" calcext:value-type="float">
            <text:p>40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19" calcext:value-type="float">
            <text:p><text:s text:c="7"/>－119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24" calcext:value-type="float">
            <text:p>72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7" calcext:value-type="float">
            <text:p>76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8" calcext:value-type="float">
            <text:p>308</text:p>
          </table:table-cell>
          <table:table-cell table:style-name="ce42" office:value-type="float" office:value="179" calcext:value-type="float">
            <text:p>17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3" calcext:value-type="float">
            <text:p><text:s text:c="7"/>－43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57" calcext:value-type="float">
            <text:p>85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3" calcext:value-type="float">
            <text:p>93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6" calcext:value-type="float">
            <text:p>396</text:p>
          </table:table-cell>
          <table:table-cell table:style-name="ce43" office:value-type="float" office:value="229" calcext:value-type="float">
            <text:p>22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76" calcext:value-type="float">
            <text:p><text:s text:c="7"/>－76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592" calcext:value-type="float">
            <text:p>2,592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589" calcext:value-type="float">
            <text:p>5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1196" calcext:value-type="float">
            <text:p>1,19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07" calcext:value-type="float">
            <text:p>2,907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759" calcext:value-type="float">
            <text:p>7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1196" calcext:value-type="float">
            <text:p>1,1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-315" calcext:value-type="float">
            <text:p><text:s text:c="7"/>－315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63" calcext:value-type="float">
            <text:p>1,16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67" calcext:value-type="float">
            <text:p>2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529" calcext:value-type="float">
            <text:p>52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2" calcext:value-type="float">
            <text:p>1,30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529" calcext:value-type="float">
            <text:p>5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139" calcext:value-type="float">
            <text:p><text:s text:c="7"/>－139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429" calcext:value-type="float">
            <text:p>1,42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22" calcext:value-type="float">
            <text:p>322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667" calcext:value-type="float">
            <text:p>66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05" calcext:value-type="float">
            <text:p>1,60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417" calcext:value-type="float">
            <text:p>4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667" calcext:value-type="float">
            <text:p>6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176" calcext:value-type="float">
            <text:p><text:s text:c="7"/>－176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70" calcext:value-type="float">
            <text:p>7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4" calcext:value-type="float">
            <text:p>914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261" calcext:value-type="float">
            <text:p>26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72" calcext:value-type="float">
            <text:p><text:s text:c="7"/>－72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6" calcext:value-type="float">
            <text:p>44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18" calcext:value-type="float">
            <text:p><text:s text:c="7"/>－18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14" calcext:value-type="float">
            <text:p>4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8" calcext:value-type="float">
            <text:p>46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54" calcext:value-type="float">
            <text:p><text:s text:c="7"/>－54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04" calcext:value-type="float">
            <text:p>1,70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793" calcext:value-type="float">
            <text:p>1,79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943" calcext:value-type="float">
            <text:p>94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89" calcext:value-type="float">
            <text:p><text:s text:c="7"/>－89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90" calcext:value-type="float">
            <text:p>79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441" calcext:value-type="float">
            <text:p>44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56" calcext:value-type="float">
            <text:p>85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441" calcext:value-type="float">
            <text:p>44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66" calcext:value-type="float">
            <text:p><text:s text:c="7"/>－66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14" calcext:value-type="float">
            <text:p>91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502" calcext:value-type="float">
            <text:p>50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7" calcext:value-type="float">
            <text:p>93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502" calcext:value-type="float">
            <text:p>50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3" calcext:value-type="float">
            <text:p><text:s text:c="7"/>－23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566" calcext:value-type="float">
            <text:p>56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6" calcext:value-type="float">
            <text:p>26</text:p>
          </table:table-cell>
          <table:table-cell table:number-columns-repeated="2" table:style-name="ce41" office:value-type="float" office:value="41" calcext:value-type="float">
            <text:p>41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6" calcext:value-type="float">
            <text:p>45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99" calcext:value-type="float">
            <text:p>9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10" calcext:value-type="float">
            <text:p>110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49" calcext:value-type="float">
            <text:p>4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49" calcext:value-type="float">
            <text:p>4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55" calcext:value-type="float">
            <text:p>55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8" calcext:value-type="float">
            <text:p>6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9" calcext:value-type="float">
            <text:p>20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55" calcext:value-type="float">
            <text:p>55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22" calcext:value-type="float">
            <text:p>1,82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398" calcext:value-type="float">
            <text:p>398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894" calcext:value-type="float">
            <text:p>89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980" calcext:value-type="float">
            <text:p>1,98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894" calcext:value-type="float">
            <text:p>8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58" calcext:value-type="float">
            <text:p><text:s text:c="7"/>－158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31" calcext:value-type="float">
            <text:p>83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411" calcext:value-type="float">
            <text:p>41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22" calcext:value-type="float">
            <text:p>92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411" calcext:value-type="float">
            <text:p>41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91" calcext:value-type="float">
            <text:p><text:s text:c="7"/>－91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91" calcext:value-type="float">
            <text:p>99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98" calcext:value-type="float">
            <text:p>198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483" calcext:value-type="float">
            <text:p>48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58" calcext:value-type="float">
            <text:p>1,058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483" calcext:value-type="float">
            <text:p>4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67" calcext:value-type="float">
            <text:p><text:s text:c="7"/>－67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086" calcext:value-type="float">
            <text:p>2,086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1" calcext:value-type="float">
            <text:p>731</text:p>
          </table:table-cell>
          <table:table-cell table:style-name="ce41" office:value-type="float" office:value="795" calcext:value-type="float">
            <text:p>79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58" calcext:value-type="float">
            <text:p>2,158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6" calcext:value-type="float">
            <text:p>876</text:p>
          </table:table-cell>
          <table:table-cell table:style-name="ce41" office:value-type="float" office:value="795" calcext:value-type="float">
            <text:p>79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-72" calcext:value-type="float">
            <text:p><text:s text:c="7"/>－72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37" calcext:value-type="float">
            <text:p>93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09" calcext:value-type="float">
            <text:p>1,00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1" calcext:value-type="float">
            <text:p>421</text:p>
          </table:table-cell>
          <table:table-cell table:style-name="ce42" office:value-type="float" office:value="364" calcext:value-type="float">
            <text:p>364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4" office:value-type="float" office:value="-72" calcext:value-type="float">
            <text:p><text:s text:c="7"/>－72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49" calcext:value-type="float">
            <text:p>1,14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0" calcext:value-type="float">
            <text:p>400</text:p>
          </table:table-cell>
          <table:table-cell table:style-name="ce43" office:value-type="float" office:value="431" calcext:value-type="float">
            <text:p>43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49" calcext:value-type="float">
            <text:p>1,14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2"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5" calcext:value-type="float">
            <text:p>455</text:p>
          </table:table-cell>
          <table:table-cell table:style-name="ce43" office:value-type="float" office:value="431" calcext:value-type="float">
            <text:p>4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0" calcext:value-type="float">
            <text:p>－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89" calcext:value-type="float">
            <text:p>1,28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9" calcext:value-type="float">
            <text:p>579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40" calcext:value-type="float">
            <text:p>1,340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8" calcext:value-type="float">
            <text:p>578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51" calcext:value-type="float">
            <text:p><text:s text:c="7"/>－51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4" calcext:value-type="float">
            <text:p>63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71" calcext:value-type="float">
            <text:p><text:s text:c="7"/>－71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26" calcext:value-type="float">
            <text:p>72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6" calcext:value-type="float">
            <text:p>70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5" calcext:value-type="float">
            <text:p>295</text:p>
          </table:table-cell>
          <table:table-cell table:style-name="ce43" office:value-type="float" office:value="204" calcext:value-type="float">
            <text:p>20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0" calcext:value-type="float">
            <text:p>20</text:p>
          </table:table-cell>
          <table:table-cell table:style-name="ce69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238" calcext:value-type="float">
            <text:p>1,23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92" calcext:value-type="float">
            <text:p>292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327" calcext:value-type="float">
            <text:p>32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21" calcext:value-type="float">
            <text:p>221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36" calcext:value-type="float">
            <text:p>53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21" calcext:value-type="float">
            <text:p>22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0" office:value-type="float" office:value="702" calcext:value-type="float">
            <text:p>702</text:p>
          </table:table-cell>
          <table:table-cell table:style-name="ce69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92" calcext:value-type="float">
            <text:p>59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42" calcext:value-type="float">
            <text:p>14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4" calcext:value-type="float">
            <text:p>29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71" calcext:value-type="float">
            <text:p>7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09" calcext:value-type="float">
            <text:p>10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298" calcext:value-type="float">
            <text:p>298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646" calcext:value-type="float">
            <text:p>64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54" calcext:value-type="float">
            <text:p>154</text:p>
          </table:table-cell>
          <table:table-cell table:number-columns-repeated="2" table:style-name="ce40" office:value-type="float" office:value="38" calcext:value-type="float">
            <text:p>38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185" calcext:value-type="float">
            <text:p>185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2" calcext:value-type="float">
            <text:p>24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404" calcext:value-type="float">
            <text:p>404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90" calcext:value-type="float">
            <text:p>1,09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273" calcext:value-type="float">
            <text:p>27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8" calcext:value-type="float">
            <text:p>48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99" calcext:value-type="float">
            <text:p>9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602" calcext:value-type="float">
            <text:p>602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08" calcext:value-type="float">
            <text:p>50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11" calcext:value-type="float">
            <text:p>11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4" calcext:value-type="float">
            <text:p>26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7" calcext:value-type="float">
            <text:p>5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5" calcext:value-type="float">
            <text:p>10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44" calcext:value-type="float">
            <text:p>244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82" calcext:value-type="float">
            <text:p>58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162" calcext:value-type="float">
            <text:p>16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4" calcext:value-type="float">
            <text:p>22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358" calcext:value-type="float">
            <text:p>358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54" calcext:value-type="float">
            <text:p>5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00" calcext:value-type="float">
            <text:p>100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54" calcext:value-type="float">
            <text:p>54</text:p>
          </table:table-cell>
          <table:table-cell table:style-name="ce69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46" calcext:value-type="float">
            <text:p>46</text:p>
          </table:table-cell>
          <table:table-cell table:style-name="ce69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1" table:number-columns-repeated="4"/>
          <table:table-cell table:style-name="ce66" office:value-type="string" calcext:value-type="string">
            <text:p>內政部戶政司 民國102年8月5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67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68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8-06T10:34:27</meta:creation-date>
    <dc:creator>user</dc:creator>
    <dc:date>2013-08-06T10:35:14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